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d0d" officeooo:paragraph-rsid="000d4d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ush cim sync -y </text:p>
      <text:p text:style-name="P1">drush cex sync -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9:06:36.056442772</meta:creation-date>
    <dc:date>2020-12-16T09:08:28.607948062</dc:date>
    <meta:editing-duration>PT1M53S</meta:editing-duration>
    <meta:editing-cycles>1</meta:editing-cycles>
    <meta:document-statistic meta:table-count="0" meta:image-count="0" meta:object-count="0" meta:page-count="1" meta:paragraph-count="2" meta:word-count="8" meta:character-count="36" meta:non-whitespace-character-count="28"/>
    <meta:generator>LibreOffice/6.1.5.2$Linux_X86_64 LibreOffice_project/10$Build-2</meta:generator>
  </office:meta>
</office:document-meta>
</file>